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7ad46" officeooo:paragraph-rsid="0017ad46"/>
    </style:style>
    <style:style style:name="P2" style:family="paragraph" style:parent-style-name="Table_20_Contents">
      <style:text-properties officeooo:rsid="0017ad46" officeooo:paragraph-rsid="0017ad46" fo:background-color="#2bd22b"/>
    </style:style>
    <style:style style:name="P3" style:family="paragraph" style:parent-style-name="Table_20_Contents">
      <style:text-properties officeooo:rsid="0017ad46" officeooo:paragraph-rsid="0017ad46" fo:background-color="#d22b2b"/>
    </style:style>
    <style:style style:name="P4" style:family="paragraph" style:parent-style-name="Title">
      <style:text-properties fo:font-size="15pt" style:font-size-asian="15pt" style:font-size-complex="15pt"/>
    </style:style>
    <style:style style:name="P5" style:family="paragraph" style:parent-style-name="Text_20_body">
      <style:text-properties fo:font-size="15pt" style:font-size-asian="15pt" style:font-size-complex="15pt"/>
    </style:style>
    <style:style style:name="P6" style:family="paragraph" style:parent-style-name="Text_20_body">
      <style:text-properties fo:font-size="15pt" officeooo:rsid="00156072" officeooo:paragraph-rsid="00156072" style:font-size-asian="15pt" style:font-size-complex="15pt"/>
    </style:style>
    <style:style style:name="P7" style:family="paragraph" style:parent-style-name="Text_20_body">
      <style:text-properties officeooo:rsid="00156072" officeooo:paragraph-rsid="00156072"/>
    </style:style>
    <style:style style:name="P8" style:family="paragraph" style:parent-style-name="Text_20_body">
      <style:text-properties officeooo:rsid="00158c93" officeooo:paragraph-rsid="0015bf77"/>
    </style:style>
    <style:style style:name="P9" style:family="paragraph" style:parent-style-name="Text_20_body">
      <style:text-properties officeooo:rsid="0015bf77" officeooo:paragraph-rsid="0015bf77"/>
    </style:style>
    <style:style style:name="P10" style:family="paragraph" style:parent-style-name="Text_20_body">
      <style:text-properties officeooo:rsid="0016bc56" officeooo:paragraph-rsid="0016bc56"/>
    </style:style>
    <style:style style:name="P11" style:family="paragraph" style:parent-style-name="Text_20_body">
      <style:text-properties officeooo:rsid="0018d0f5" officeooo:paragraph-rsid="0018d0f5"/>
    </style:style>
    <style:style style:name="P12" style:family="paragraph" style:parent-style-name="Text_20_body">
      <style:text-properties style:text-position="0% 100%" officeooo:rsid="00156072" officeooo:paragraph-rsid="00156072"/>
    </style:style>
    <style:style style:name="P13" style:family="paragraph" style:parent-style-name="Text_20_body">
      <style:text-properties style:text-position="0% 100%" officeooo:rsid="00158c93" officeooo:paragraph-rsid="00158c93"/>
    </style:style>
    <style:style style:name="P14" style:family="paragraph" style:parent-style-name="Text_20_body">
      <style:text-properties style:text-position="0% 100%" officeooo:rsid="0016bc56" officeooo:paragraph-rsid="0016bc56"/>
    </style:style>
    <style:style style:name="P15" style:family="paragraph" style:parent-style-name="Text_20_body">
      <style:text-properties style:text-position="0% 100%" officeooo:rsid="0017ad46" officeooo:paragraph-rsid="0017ad46"/>
    </style:style>
    <style:style style:name="P16" style:family="paragraph" style:parent-style-name="Text_20_body">
      <style:text-properties style:text-position="0% 100%" officeooo:rsid="0018d0f5" officeooo:paragraph-rsid="0018d0f5"/>
    </style:style>
    <style:style style:name="P17" style:family="paragraph" style:parent-style-name="Text_20_body">
      <style:text-properties officeooo:rsid="001e83f0" officeooo:paragraph-rsid="001e83f0"/>
    </style:style>
    <style:style style:name="P18" style:family="paragraph" style:parent-style-name="Text_20_body">
      <style:text-properties officeooo:rsid="001e874d" officeooo:paragraph-rsid="001e874d"/>
    </style:style>
    <style:style style:name="P19" style:family="paragraph" style:parent-style-name="Text_20_body">
      <style:text-properties officeooo:rsid="001e9a37" officeooo:paragraph-rsid="001e9a37"/>
    </style:style>
    <style:style style:name="P20" style:family="paragraph" style:parent-style-name="Standard">
      <style:text-properties officeooo:rsid="001e874d" officeooo:paragraph-rsid="001e874d"/>
    </style:style>
    <style:style style:name="P21" style:family="paragraph" style:parent-style-name="Standard">
      <style:text-properties officeooo:rsid="001f3b99" officeooo:paragraph-rsid="001f3b99" fo:background-color="#ffffff"/>
    </style:style>
    <style:style style:name="P22" style:family="paragraph" style:parent-style-name="Standard">
      <style:text-properties fo:color="#000000" style:font-name="Monospace" fo:font-size="12pt" style:font-size-asian="12pt"/>
    </style:style>
    <style:style style:name="P23" style:family="paragraph" style:parent-style-name="Standard">
      <style:text-properties fo:color="#000000" style:font-name="Liberation Serif" fo:font-size="12pt" officeooo:rsid="001f3b99" officeooo:paragraph-rsid="001f3b99" style:font-size-asian="12pt"/>
    </style:style>
    <style:style style:name="P24" style:family="paragraph" style:parent-style-name="Standard">
      <style:text-properties fo:color="#000000" style:text-position="0% 100%" style:font-name="Monospace" fo:font-size="12pt" officeooo:rsid="001f3b99" officeooo:paragraph-rsid="001f3b99" fo:background-color="#ffffff" style:font-size-asian="12pt"/>
    </style:style>
    <style:style style:name="P25" style:family="paragraph" style:parent-style-name="Standard">
      <style:text-properties fo:color="#000000" style:text-position="0% 100%" style:font-name="Liberation Serif" fo:font-size="12pt" officeooo:rsid="001f680c" officeooo:paragraph-rsid="001f680c" fo:background-color="#ffffff" style:font-size-asian="12pt"/>
    </style:style>
    <style:style style:name="P26" style:family="paragraph" style:parent-style-name="Text_20_body">
      <style:text-properties style:text-position="0% 100%" officeooo:rsid="0018d0f5" officeooo:paragraph-rsid="001d67bc"/>
    </style:style>
    <style:style style:name="P27" style:family="paragraph" style:parent-style-name="Text_20_body">
      <style:text-properties style:text-position="0% 100%" officeooo:rsid="001e83f0" officeooo:paragraph-rsid="001e83f0"/>
    </style:style>
    <style:style style:name="P28" style:family="paragraph" style:parent-style-name="Text_20_body">
      <style:text-properties style:text-position="0% 100%" officeooo:rsid="001e9a37" officeooo:paragraph-rsid="001e874d"/>
    </style:style>
    <style:style style:name="P29" style:family="paragraph" style:parent-style-name="Text_20_body">
      <style:text-properties style:text-position="0% 100%" officeooo:rsid="001e9a37" officeooo:paragraph-rsid="001e9a37"/>
    </style:style>
    <style:style style:name="P30" style:family="paragraph" style:parent-style-name="Text_20_body">
      <style:text-properties style:text-position="0% 100%" officeooo:rsid="001f3b99" officeooo:paragraph-rsid="001f3b99"/>
    </style:style>
    <style:style style:name="P31" style:family="paragraph" style:parent-style-name="Heading_20_1">
      <style:text-properties officeooo:rsid="00156072" officeooo:paragraph-rsid="00156072"/>
    </style:style>
    <style:style style:name="P32" style:family="paragraph" style:parent-style-name="Heading_20_3">
      <style:text-properties style:text-position="0% 100%" officeooo:rsid="0018d0f5" officeooo:paragraph-rsid="001d67bc"/>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5bf77"/>
    </style:style>
    <style:style style:name="T4" style:family="text">
      <style:text-properties style:text-position="0% 100%" officeooo:rsid="0016bc56"/>
    </style:style>
    <style:style style:name="T5" style:family="text">
      <style:text-properties style:text-position="0% 100%" officeooo:rsid="0017ad46"/>
    </style:style>
    <style:style style:name="T6" style:family="text">
      <style:text-properties style:text-position="0% 100%" officeooo:rsid="0018d0f5"/>
    </style:style>
    <style:style style:name="T7" style:family="text">
      <style:text-properties style:text-position="0% 100%" officeooo:rsid="001e9a37"/>
    </style:style>
    <style:style style:name="T8" style:family="text">
      <style:text-properties style:text-position="0% 100%" officeooo:rsid="001f3b99"/>
    </style:style>
    <style:style style:name="T9" style:family="text">
      <style:text-properties style:text-position="0% 100%" officeooo:rsid="001f680c"/>
    </style:style>
    <style:style style:name="T10" style:family="text">
      <style:text-properties officeooo:rsid="001c6060"/>
    </style:style>
    <style:style style:name="T11" style:family="text">
      <style:text-properties officeooo:rsid="001d67bc"/>
    </style:style>
    <style:style style:name="T12" style:family="text">
      <style:text-properties fo:color="#000000" style:font-name="Monospace" fo:font-size="12pt" style:font-size-asian="12pt"/>
    </style:style>
    <style:style style:name="T13" style:family="text">
      <style:text-properties fo:color="#000000" style:font-name="Monospace" fo:font-size="12pt" fo:background-color="#ffffff" loext:char-shading-value="0" style:font-size-asian="12pt"/>
    </style:style>
    <style:style style:name="T14" style:family="text">
      <style:text-properties fo:color="#000000" style:font-name="Monospace" fo:font-size="12pt" officeooo:rsid="001f3b99" fo:background-color="#ffffff" loext:char-shading-value="0" style:font-size-asian="12pt"/>
    </style:style>
    <style:style style:name="T15" style:family="text">
      <style:text-properties fo:color="#000000" style:text-position="0% 100%" style:font-name="Monospace" fo:font-size="12pt" officeooo:rsid="001f3b99" style:font-size-asian="12pt"/>
    </style:style>
    <style:style style:name="T16" style:family="text">
      <style:text-properties fo:color="#000000" style:text-position="0% 100%" style:font-name="Monospace" fo:font-size="12pt" fo:background-color="#ffffff" loext:char-shading-value="0" style:font-size-asian="12pt"/>
    </style:style>
    <style:style style:name="T17" style:family="text">
      <style:text-properties fo:color="#000000" style:font-name="Liberation Serif" fo:font-size="12pt" officeooo:rsid="001f3b99" fo:background-color="#ffffff" loext:char-shading-value="0" style:font-size-asian="12pt"/>
    </style:style>
    <style:style style:name="T18" style:family="text">
      <style:text-properties fo:color="#333333" style:font-name="Monospace" fo:font-size="12pt" style:font-size-asian="12pt"/>
    </style:style>
    <style:style style:name="T19" style:family="text">
      <style:text-properties fo:color="#333333" style:font-name="Monospace" fo:font-size="12pt" fo:font-style="italic" style:font-size-asian="12pt" style:font-style-asian="italic"/>
    </style:style>
    <style:style style:name="T20" style:family="text">
      <style:text-properties fo:color="#333333" style:font-name="Monospace" fo:font-size="12pt" fo:background-color="#ffffff" loext:char-shading-value="0" style:font-size-asian="12pt"/>
    </style:style>
    <style:style style:name="T21" style:family="text">
      <style:text-properties fo:color="#333333" style:text-position="0% 100%" style:font-name="Monospace" fo:font-size="12pt" style:font-size-asian="12pt"/>
    </style:style>
    <style:style style:name="T22" style:family="text">
      <style:text-properties fo:color="#2a00ff" style:font-name="Monospace" fo:font-size="12pt" style:font-size-asian="12pt"/>
    </style:style>
    <style:style style:name="T23" style:family="text">
      <style:text-properties fo:color="#2a00ff" style:font-name="Monospace" fo:font-size="12pt" officeooo:rsid="001f3b99" fo:background-color="#ffffff" loext:char-shading-value="0" style:font-size-asian="12pt"/>
    </style:style>
    <style:style style:name="T24" style:family="text">
      <style:text-properties fo:color="#f0544c" style:font-name="Monospace" fo:font-size="12pt" style:font-size-asian="12pt"/>
    </style:style>
    <style:style style:name="T25" style:family="text">
      <style:text-properties fo:color="#f0544c" style:text-position="0% 100%" style:font-name="Monospace" fo:font-size="12pt" fo:background-color="#ffffff" loext:char-shading-value="0" style:font-size-asian="12pt"/>
    </style:style>
    <style:style style:name="T26" style:family="text">
      <style:text-properties officeooo:rsid="00210d17"/>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F4410 – Systèmes répartis et infonuagique TP1 – Appels de méthodes à distance</text:p>
      <text:p text:style-name="P5"/>
      <text:p text:style-name="P6">Théo Moffelein 1918945</text:p>
      <text:p text:style-name="P6">Nicolas Bernard <text:span text:style-name="T26">1919046</text:span></text:p>
      <text:h text:style-name="P31" text:outline-level="1">Partie 1)</text:h>
      <text:h text:style-name="Heading_20_3" text:outline-level="3">Question 1)</text:h>
      <text:p text:style-name="P7">Nous avons modifier le code source de telle manière que le client <text:s/>envoie des tableaux <text:s/>de bytes de taille 10<text:span text:style-name="T1">x</text:span><text:span text:style-name="T2">. Afin de nous assuré de le réception de l’argument par le serveur, celui-ci retourne au client la taille de l’argument. Le code correspondant à la partie client se trouve dans le fichier ClientQ1.java (séparé du répertoire src pour des raisons pratiques).</text:span></text:p>
      <text:p text:style-name="P12">Une fois ces fonctions implémentés, nous avons effectué les tests en utilisant le client sur la machine en salle de labo et le serveur du la machine virtuelle.</text:p>
      <text:p text:style-name="P12">Nous avons ainsi obtenu le tableau suivant :</text:p>
      <text:p text:style-name="P13"><draw:frame draw:style-name="fr1" draw:name="Objet1" text:anchor-type="paragraph" svg:width="16.82cm" svg:height="9.82cm" draw:z-index="0"><draw:object xlink:href="./Object 1" xlink:type="simple" xlink:show="embed" xlink:actuate="onLoad"/><draw:image xlink:href="./ObjectReplacements/Object 1" xlink:type="simple" xlink:show="embed" xlink:actuate="onLoad"/></draw:frame><text:span text:style-name="T10">Commençons</text:span> pour les appels normaux :</text:p>
      <text:p text:style-name="P8"><text:span text:style-name="T2">Les variations sont très négligeables et on peut considéré le temps d’exécution comme constant. </text:span><text:span text:style-name="T3">En effet mais nous exécutons directement l’appel via un <text:s/>« Fakeserver » <text:s/>qui n’utilise pas d’appel RMI . L’échange ce fait directement sur la machine, et étant donné la puissance de calcul des machines actuelles, il est parfaitement normale que le temps d’exécution ne soit pas impacté.</text:span></text:p>
      <text:p text:style-name="P9"><text:soft-page-break/><text:span text:style-name="T2">Pour les appels RMI locaux </text:span><text:span text:style-name="T4">et distant</text:span><text:span text:style-name="T2">, la courbe devient plus intéressante. </text:span><text:span text:style-name="T4">En effet elle suit une croissance exponentielle en fonction de la taille de x.</text:span></text:p>
      <text:p text:style-name="P14">Sur l’intervalle [1;4] les 3 courbes sont constantes. L’appel RMI local prend un temps d’excecution plus grande qu’un appel normal car le compilateur donc initialiser toute l’architecture liées à RMI. L’appel RMI Distant prends lui, légèrement plus de temps que l’appel RMI local, car il doit en plus envoyer l’appel sur le réseaux.</text:p>
      <text:p text:style-name="P10"><text:span text:style-name="T2">Sur l’intervalle [4;7] le temps </text:span><text:span text:style-name="T5">d’exécution</text:span><text:span text:style-name="T2"> pour RMI local et distant augmentent exponentiellement. Ce qui signifie q</text:span><text:span text:style-name="T5">ue le temps de traitement des arguments par RMI est une fonction croissante en fonction de la taille de ceux-ci.</text:span></text:p>
      <text:p text:style-name="P15">De plus sur cette intervalle l’espace entre les deux courbes augmente ce qui nous indique que le temps de transite sur les réseaux est aussi impacté par l’augmentation de la taille des données.</text:p>
      <text:p text:style-name="P15">On peut donc résumer l’impact de ces éléments sur les temps d’exécution par le tableau suivant.</text:p>
      <table:table table:name="Tableau1" table:style-name="Tableau1">
        <table:table-column table:style-name="Tableau1.A" table:number-columns-repeated="3"/>
        <table:table-column table:style-name="Tableau1.D"/>
        <table:table-row>
          <table:table-cell table:style-name="Tableau1.A1" office:value-type="string">
            <text:p text:style-name="Table_20_Contents"/>
          </table:table-cell>
          <table:table-cell table:style-name="Tableau1.A1" office:value-type="string">
            <text:p text:style-name="P1">Traitement des données</text:p>
          </table:table-cell>
          <table:table-cell table:style-name="Tableau1.A1" office:value-type="string">
            <text:p text:style-name="P1">Architecture RMI</text:p>
          </table:table-cell>
          <table:table-cell table:style-name="Tableau1.D1" office:value-type="string">
            <text:p text:style-name="P1">Transite sur le réseau</text:p>
          </table:table-cell>
        </table:table-row>
        <table:table-row>
          <table:table-cell table:style-name="Tableau1.A2" office:value-type="string">
            <text:p text:style-name="P1">Normal</text:p>
          </table:table-cell>
          <table:table-cell table:style-name="Tableau1.A2" office:value-type="string">
            <text:p text:style-name="P3">Oui</text:p>
          </table:table-cell>
          <table:table-cell table:style-name="Tableau1.A2" office:value-type="string">
            <text:p text:style-name="P2">Non</text:p>
          </table:table-cell>
          <table:table-cell table:style-name="Tableau1.D2" office:value-type="string">
            <text:p text:style-name="P2">Non</text:p>
          </table:table-cell>
        </table:table-row>
        <table:table-row>
          <table:table-cell table:style-name="Tableau1.A2" office:value-type="string">
            <text:p text:style-name="P1">RMI local</text:p>
          </table:table-cell>
          <table:table-cell table:style-name="Tableau1.A2" office:value-type="string">
            <text:p text:style-name="P3">Oui</text:p>
          </table:table-cell>
          <table:table-cell table:style-name="Tableau1.A2" office:value-type="string">
            <text:p text:style-name="P3">Oui</text:p>
          </table:table-cell>
          <table:table-cell table:style-name="Tableau1.D2" office:value-type="string">
            <text:p text:style-name="P2">Non</text:p>
          </table:table-cell>
        </table:table-row>
        <table:table-row>
          <table:table-cell table:style-name="Tableau1.A2" office:value-type="string">
            <text:p text:style-name="P1">RMI distant</text:p>
          </table:table-cell>
          <table:table-cell table:style-name="Tableau1.A2" office:value-type="string">
            <text:p text:style-name="P3">Oui</text:p>
          </table:table-cell>
          <table:table-cell table:style-name="Tableau1.A2" office:value-type="string">
            <text:p text:style-name="P3">Oui</text:p>
          </table:table-cell>
          <table:table-cell table:style-name="Tableau1.D2" office:value-type="string">
            <text:p text:style-name="P3">Oui</text:p>
          </table:table-cell>
        </table:table-row>
      </table:table>
      <text:p text:style-name="P15"/>
      <text:p text:style-name="P11"><text:span text:style-name="T5">A </text:span><text:span text:style-name="T2">partir de ces données on peut d’ors et déjà affirmer que pour une quantité de données raisonnable, RMI est un moyen très efficace de transmettre des données. Mais surtout c’est un moyen très simple de manipuler des objets Java à distance.</text:span></text:p>
      <text:p text:style-name="P16">Cependant comme on l’a vu, RMI n’est pas adapté pour les systèmes manipulant des données très volumineuses.</text:p>
      <text:p text:style-name="P16"/>
      <text:h text:style-name="P32" text:outline-level="3">Question <text:span text:style-name="T11">2</text:span>)</text:h>
      <text:p text:style-name="P26"/>
      <text:p text:style-name="P17"><text:span text:style-name="T6">O</text:span><text:span text:style-name="T2">n lance le serveur avec la commande ,/serveur, ainsi on exécute le main de la classe Server (qui implémente ServerInterface qui hérite de Remote).</text:span></text:p>
      <text:p text:style-name="P27">On crée ainsi un nouvel objet server, puis en le lance avec la méthode run().</text:p>
      <text:p text:style-name="P18"><text:span text:style-name="T2">Dans la méthode run(), le serveur charge l</text:span><text:span text:style-name="T9">es </text:span><text:span text:style-name="T2">classe</text:span><text:span text:style-name="T9">s</text:span><text:span text:style-name="T2"> Stub </text:span><text:span text:style-name="T9">et Skell</text:span><text:span text:style-name="T2"> et <text:s/>le s</text:span><text:span text:style-name="T7">erveur communique une instance de stub au registre rmi avec l</text:span><text:span text:style-name="T8">es </text:span><text:span text:style-name="T7">instruction</text:span><text:span text:style-name="T8">s :</text:span></text:p>
      <text:p text:style-name="P20"><text:span text:style-name="T15">Registry </text:span><text:span text:style-name="T18">registry</text:span><text:span text:style-name="T12"> = LocateRegistry.</text:span><text:span text:style-name="T19">getRegistry</text:span><text:span text:style-name="T12">();</text:span></text:p>
      <text:p text:style-name="P20"><text:span text:style-name="T18">registry</text:span><text:span text:style-name="T12">.rebind(</text:span><text:span text:style-name="T22">"server"</text:span><text:span text:style-name="T12">, </text:span><text:span text:style-name="T18">stub</text:span><text:span text:style-name="T12">);</text:span></text:p>
      <text:p text:style-name="P28"/>
      <text:p text:style-name="P29">Une fois le serveur mis en place, le client pourra communiquer avec lui.</text:p>
      <text:p text:style-name="P19"><text:span text:style-name="T2">On appel donc la commande ./client &lt;instruction&gt;, celle ci exécute le main de la classe Client, le main crée un nouvel objet client qui réclame au rmiregistry, lors de sa création, le Stub associé au serveur avec l’instruction : </text:span><text:span text:style-name="T25">distantServerStub</text:span><text:span text:style-name="T13"> = loadServerStub(</text:span><text:span text:style-name="T23">ip_server</text:span><text:span text:style-name="T13">);</text:span></text:p>
      <text:p text:style-name="Text_20_body"><text:soft-page-break/><text:span text:style-name="T2">La méthode </text:span><text:span text:style-name="T16">loadServerStub(String </text:span><text:span text:style-name="T20">hostname</text:span><text:span text:style-name="T13">)</text:span><text:span text:style-name="T14"> </text:span><text:span text:style-name="T17">utilise les instructions :</text:span></text:p>
      <text:p text:style-name="Standard"><text:span text:style-name="T14">Registry </text:span><text:span text:style-name="T18">registry</text:span><text:span text:style-name="T12"> = LocateRegistry.</text:span><text:span text:style-name="T19">getRegistry</text:span><text:span text:style-name="T12">(</text:span><text:span text:style-name="T18">hostname</text:span><text:span text:style-name="T12">);</text:span></text:p>
      <text:p text:style-name="Standard"><text:span text:style-name="T18">stub</text:span><text:span text:style-name="T12"> = (ServerInterface) </text:span><text:span text:style-name="T18">registry</text:span><text:span text:style-name="T12">.lookup(</text:span><text:span text:style-name="T22">"server"</text:span><text:span text:style-name="T12">);</text:span></text:p>
      <text:p text:style-name="P22"/>
      <text:p text:style-name="P23">pour interroger le rmiregistry. </text:p>
      <text:p text:style-name="P29">Lorsque rmiregistry reçoit la requete du client, celui-ci retourne le Stub du serveur vers le client.</text:p>
      <text:p text:style-name="P29"/>
      <text:p text:style-name="P30">Une fois que le client possède le stub, il peut invoquer les méthodes qu’il contient, comme par exemple la méthode execute :</text:p>
      <text:p text:style-name="P21"><text:span text:style-name="T21">result</text:span><text:span text:style-name="T12">=</text:span><text:span text:style-name="T24">distantServerStub</text:span><text:span text:style-name="T12">.execute(</text:span><text:span text:style-name="T24">data</text:span><text:span text:style-name="T12">);</text:span></text:p>
      <text:p text:style-name="P24"/>
      <text:p text:style-name="P25">Ensuite le stub « marchal » (il les encode en un format adapté au transport sur le réseau) les paramètres de la méthode invoqué et il les envoi au serveur.</text:p>
      <text:p text:style-name="P25">Le skel demarchal les paramètres de la méthode, invoque la méthode sur l’objet serveur et retourne le résultat. Le skel marchal a nouveau le résultat et l’envoi au client.</text:p>
      <text:p text:style-name="P25">Le stub demarchal le résultat. Le client à donc enfin le résultat de sa requê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6:46:00.830969912</meta:creation-date>
    <dc:date>2017-10-02T11:26:55.726795066</dc:date>
    <meta:editing-duration>PT32M21S</meta:editing-duration>
    <meta:editing-cycles>4</meta:editing-cycles>
    <meta:generator>LibreOffice/5.2.7.2$Linux_X86_64 LibreOffice_project/20$Build-2</meta:generator>
    <meta:document-statistic meta:table-count="1" meta:image-count="0" meta:object-count="1" meta:page-count="3" meta:paragraph-count="50" meta:word-count="693" meta:character-count="4289" meta:non-whitespace-character-count="36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4">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4">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82cm" svg:height="9.819cm" xlink:href="." xlink:type="simple" chart:class="chart:line" chart:style-name="ch1">
        <chart:title svg:x="1.143cm" svg:y="0.332cm" chart:style-name="ch2">
          <text:p>Temps de réponse des appels RMI en fonction de la taille des arguments</text:p>
        </chart:title>
        <chart:legend chart:legend-position="end" svg:x="14.444cm" svg:y="4.112cm" style:legend-expansion="high" chart:style-name="ch3"/>
        <chart:plot-area chart:style-name="ch4" chart:data-source-has-labels="both" svg:x="1.347cm" svg:y="1.307cm" svg:width="12.761cm" svg:height="7.335cm">
          <chartooo:coordinate-region svg:x="2.445cm" svg:y="1.506cm" svg:width="11.663cm" svg:height="6.937cm"/>
          <chart:axis chart:dimension="x" chart:name="primary-x" chart:style-name="ch5" chartooo:axis-type="text">
            <chart:title svg:x="7.59cm" svg:y="8.838cm" chart:style-name="ch6">
              <text:p>x</text:p>
            </chart:title>
            <chart:categories table:cell-range-address="local-table.$A$2:.$A$8"/>
            <chart:grid chart:style-name="ch7" chart:class="major"/>
          </chart:axis>
          <chart:axis chart:dimension="y" chart:name="primary-y" chart:style-name="ch8">
            <chart:title svg:x="0.451cm" svg:y="5.309cm" chart:style-name="ch9">
              <text:p>ln(t)</text:p>
            </chart:title>
            <chart:grid chart:style-name="ch7"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rmal</text:p>
              </table:table-cell>
              <table:table-cell office:value-type="string">
                <text:p>local</text:p>
              </table:table-cell>
              <table:table-cell office:value-type="string">
                <text:p>distant</text:p>
              </table:table-cell>
            </table:table-row>
          </table:table-header-rows>
          <table:table-rows>
            <table:table-row>
              <table:table-cell office:value-type="string">
                <text:p/>
              </table:table-cell>
              <table:table-cell office:value-type="float" office:value="7.19743535409659">
                <text:p>7.19743535409659</text:p>
              </table:table-cell>
              <table:table-cell office:value-type="float" office:value="13.162415155384">
                <text:p>13.162415155384</text:p>
              </table:table-cell>
              <table:table-cell office:value-type="float" office:value="13.8250730248291">
                <text:p>13.8250730248291</text:p>
              </table:table-cell>
            </table:table-row>
            <table:table-row>
              <table:table-cell office:value-type="string">
                <text:p/>
              </table:table-cell>
              <table:table-cell office:value-type="float" office:value="7.34294098853938">
                <text:p>7.34294098853938</text:p>
              </table:table-cell>
              <table:table-cell office:value-type="float" office:value="12.9870813103861">
                <text:p>12.9870813103861</text:p>
              </table:table-cell>
              <table:table-cell office:value-type="float" office:value="13.8967642244388">
                <text:p>13.8967642244388</text:p>
              </table:table-cell>
            </table:table-row>
            <table:table-row>
              <table:table-cell office:value-type="string">
                <text:p/>
              </table:table-cell>
              <table:table-cell office:value-type="float" office:value="7.19818357710194">
                <text:p>7.19818357710194</text:p>
              </table:table-cell>
              <table:table-cell office:value-type="float" office:value="12.8963513409175">
                <text:p>12.8963513409175</text:p>
              </table:table-cell>
              <table:table-cell office:value-type="float" office:value="14.0263780660517">
                <text:p>14.0263780660517</text:p>
              </table:table-cell>
            </table:table-row>
            <table:table-row>
              <table:table-cell office:value-type="string">
                <text:p/>
              </table:table-cell>
              <table:table-cell office:value-type="float" office:value="7.32558803589896">
                <text:p>7.32558803589896</text:p>
              </table:table-cell>
              <table:table-cell office:value-type="float" office:value="13.2085643149655">
                <text:p>13.2085643149655</text:p>
              </table:table-cell>
              <table:table-cell office:value-type="float" office:value="14.546810894862">
                <text:p>14.546810894862</text:p>
              </table:table-cell>
            </table:table-row>
            <table:table-row>
              <table:table-cell office:value-type="string">
                <text:p/>
              </table:table-cell>
              <table:table-cell office:value-type="float" office:value="7.16549347506085">
                <text:p>7.16549347506085</text:p>
              </table:table-cell>
              <table:table-cell office:value-type="float" office:value="13.2185253155716">
                <text:p>13.2185253155716</text:p>
              </table:table-cell>
              <table:table-cell office:value-type="float" office:value="16.0930586582426">
                <text:p>16.0930586582426</text:p>
              </table:table-cell>
            </table:table-row>
            <table:table-row>
              <table:table-cell office:value-type="string">
                <text:p/>
              </table:table-cell>
              <table:table-cell office:value-type="float" office:value="7.35627987655075">
                <text:p>7.35627987655075</text:p>
              </table:table-cell>
              <table:table-cell office:value-type="float" office:value="14.2942197254784">
                <text:p>14.2942197254784</text:p>
              </table:table-cell>
              <table:table-cell office:value-type="float" office:value="18.2821195152653">
                <text:p>18.2821195152653</text:p>
              </table:table-cell>
            </table:table-row>
            <table:table-row>
              <table:table-cell office:value-type="string">
                <text:p/>
              </table:table-cell>
              <table:table-cell office:value-type="float" office:value="7.12715851068062">
                <text:p>7.12715851068062</text:p>
              </table:table-cell>
              <table:table-cell office:value-type="float" office:value="15.9811002082915">
                <text:p>15.9811002082915</text:p>
              </table:table-cell>
              <table:table-cell office:value-type="float" office:value="20.5810509545723">
                <text:p>20.58105095457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